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4.228cm" fo:min-width="3.56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4.228cm" fo:min-width="7.12cm"/>
    </style:style>
    <style:style style:name="gr4" style:family="graphic" style:parent-style-name="standard">
      <style:graphic-properties draw:fill-color="#ff3300" draw:textarea-horizontal-align="justify" draw:textarea-vertical-align="middle" draw:auto-grow-height="false" fo:min-height="2.544cm" fo:min-width="1.532cm"/>
    </style:style>
    <style:style style:name="gr5" style:family="graphic" style:parent-style-name="standard">
      <style:graphic-properties draw:fill-color="#0066ff" draw:textarea-horizontal-align="justify" draw:textarea-vertical-align="middle" draw:auto-grow-height="false" fo:min-height="2.544cm" fo:min-width="5.7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svg:stroke-color="#660066" draw:fill-color="#660066" draw:textarea-horizontal-align="justify" draw:textarea-vertical-align="middle" draw:auto-grow-height="false" fo:min-height="0.132cm" fo:min-width="0.924cm"/>
    </style:style>
    <style:style style:name="gr8" style:family="graphic" style:parent-style-name="standard">
      <style:graphic-properties draw:fill="none" draw:fill-color="#ffffff" draw:textarea-horizontal-align="justify" draw:textarea-vertical-align="middle" draw:auto-grow-height="false" fo:min-height="3.052cm" fo:min-width="12.962cm"/>
    </style:style>
    <style:style style:name="gr9" style:family="graphic" style:parent-style-name="standard">
      <style:graphic-properties draw:fill-color="#ff6600" draw:textarea-horizontal-align="justify" draw:textarea-vertical-align="middle" draw:auto-grow-height="false" fo:min-height="2.544cm" fo:min-width="1.532cm"/>
    </style:style>
    <style:style style:name="gr10" style:family="graphic" style:parent-style-name="standard">
      <style:graphic-properties draw:fill-color="#ff6600" draw:textarea-horizontal-align="justify" draw:textarea-vertical-align="middle" draw:auto-grow-height="false" fo:min-height="2.544cm" fo:min-width="5.724cm"/>
    </style:style>
    <style:style style:name="gr11" style:family="graphic" style:parent-style-name="standard">
      <style:graphic-properties draw:fill-color="#cc0066" draw:textarea-horizontal-align="justify" draw:textarea-vertical-align="middle" draw:auto-grow-height="false" fo:min-height="2.544cm" fo:min-width="1.532cm"/>
    </style:style>
    <style:style style:name="gr12" style:family="graphic" style:parent-style-name="standard">
      <style:graphic-properties draw:fill-color="#3399ff" draw:textarea-horizontal-align="justify" draw:textarea-vertical-align="middle" draw:auto-grow-height="false" fo:min-height="2.544cm" fo:min-width="1.532cm"/>
    </style:style>
    <style:style style:name="gr13" style:family="graphic" style:parent-style-name="standard">
      <style:graphic-properties draw:fill-color="#ff3300" draw:textarea-horizontal-align="justify" draw:textarea-vertical-align="middle" draw:auto-grow-height="false" fo:min-height="2.544cm" fo:min-width="5.724cm"/>
    </style:style>
    <style:style style:name="gr14" style:family="graphic" style:parent-style-name="standard">
      <style:graphic-properties draw:fill-color="#990099" draw:textarea-horizontal-align="justify" draw:textarea-vertical-align="middle" draw:auto-grow-height="false" fo:min-height="2.544cm" fo:min-width="5.724cm"/>
    </style:style>
    <style:style style:name="gr15" style:family="graphic" style:parent-style-name="standard">
      <style:graphic-properties draw:fill-color="#3399ff" draw:textarea-horizontal-align="justify" draw:textarea-vertical-align="middle" draw:auto-grow-height="false" fo:min-height="2.544cm" fo:min-width="5.724cm"/>
    </style:style>
    <style:style style:name="gr16" style:family="graphic" style:parent-style-name="standard">
      <style:graphic-properties draw:fill-color="#cc0000" draw:textarea-horizontal-align="justify" draw:textarea-vertical-align="middle" draw:auto-grow-height="false" fo:min-height="2.544cm" fo:min-width="1.532cm"/>
    </style:style>
    <style:style style:name="gr17" style:family="graphic" style:parent-style-name="standard">
      <style:graphic-properties draw:fill-color="#6600cc" draw:textarea-horizontal-align="justify" draw:textarea-vertical-align="middle" draw:auto-grow-height="false" fo:min-height="2.544cm" fo:min-width="1.532cm"/>
    </style:style>
    <style:style style:name="gr18" style:family="graphic" style:parent-style-name="standard">
      <style:graphic-properties draw:fill-color="#009999" draw:textarea-horizontal-align="justify" draw:textarea-vertical-align="middle" draw:auto-grow-height="false" fo:min-height="2.544cm" fo:min-width="5.724cm"/>
    </style:style>
    <style:style style:name="gr19" style:family="graphic" style:parent-style-name="standard">
      <style:graphic-properties draw:fill-color="#009933" draw:textarea-horizontal-align="justify" draw:textarea-vertical-align="middle" draw:auto-grow-height="false" fo:min-height="2.544cm" fo:min-width="5.724cm"/>
    </style:style>
    <style:style style:name="gr20" style:family="graphic" style:parent-style-name="standard">
      <style:graphic-properties draw:fill-color="#193300" draw:textarea-horizontal-align="justify" draw:textarea-vertical-align="middle" draw:auto-grow-height="false" fo:min-height="2.544cm" fo:min-width="5.724cm"/>
    </style:style>
    <style:style style:name="gr21" style:family="graphic" style:parent-style-name="standard">
      <style:graphic-properties draw:fill-color="#ff950e" draw:textarea-horizontal-align="justify" draw:textarea-vertical-align="middle" draw:auto-grow-height="false" fo:min-height="0.868cm" fo:min-width="0.778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1.9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3300"/>
      <style:paragraph-properties fo:text-align="center"/>
      <style:text-properties fo:color="#ffffff" fo:font-weight="bold" style:font-weight-asian="bold" style:font-weight-complex="bold"/>
    </style:style>
    <style:style style:name="P7" style:family="paragraph">
      <loext:graphic-properties draw:fill-color="#0066ff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660066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6600"/>
      <style:paragraph-properties fo:text-align="center"/>
      <style:text-properties fo:color="#ffffff" fo:font-weight="bold" style:font-weight-asian="bold" style:font-weight-complex="bold"/>
    </style:style>
    <style:style style:name="P13" style:family="paragraph">
      <loext:graphic-properties draw:fill-color="#ff6600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-color="#cc0066"/>
      <style:paragraph-properties fo:text-align="center"/>
      <style:text-properties fo:color="#ffffff" fo:font-weight="bold" style:font-weight-asian="bold" style:font-weight-complex="bold"/>
    </style:style>
    <style:style style:name="P15" style:family="paragraph">
      <loext:graphic-properties draw:fill-color="#3399ff"/>
      <style:paragraph-properties fo:text-align="center"/>
      <style:text-properties fo:color="#ffffff" fo:font-weight="bold" style:font-weight-asian="bold" style:font-weight-complex="bold"/>
    </style:style>
    <style:style style:name="P16" style:family="paragraph">
      <loext:graphic-properties draw:fill-color="#ff3300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7" style:family="paragraph">
      <loext:graphic-properties draw:fill-color="#990099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-color="#3399ff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-color="#cc0000"/>
      <style:paragraph-properties fo:text-align="center"/>
      <style:text-properties fo:color="#ffffff" fo:font-weight="bold" style:font-weight-asian="bold" style:font-weight-complex="bold"/>
    </style:style>
    <style:style style:name="P20" style:family="paragraph">
      <loext:graphic-properties draw:fill-color="#6600cc"/>
      <style:paragraph-properties fo:text-align="center"/>
      <style:text-properties fo:color="#ffffff" fo:font-weight="bold" style:font-weight-asian="bold" style:font-weight-complex="bold"/>
    </style:style>
    <style:style style:name="P21" style:family="paragraph">
      <loext:graphic-properties draw:fill-color="#009999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22" style:family="paragraph">
      <loext:graphic-properties draw:fill-color="#009933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-color="#193300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-color="#ff950e"/>
      <style:paragraph-properties fo:text-align="center"/>
      <style:text-properties fo:color="#ffffff" fo:font-weight="bold" style:font-weight-asian="bold" style:font-weight-complex="bold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ffffff"/>
      <style:text-properties style:font-name="Linux Biolinum O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666666" fo:font-size="18pt" style:font-size-asian="18pt" style:font-size-complex="18pt"/>
    </style:style>
    <style:style style:name="T3" style:family="text">
      <style:text-properties fo:color="#009999"/>
    </style:style>
    <style:style style:name="T4" style:family="text">
      <style:text-properties fo:color="#007826"/>
    </style:style>
    <style:style style:name="T5" style:family="text">
      <style:text-properties fo:color="#000000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Linux Biolinum O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27cm" svg:y="6.221cm" presentation:class="title" presentation:user-transformed="true">
          <draw:text-box>
            <text:p><text:span text:style-name="T1">ARM big.LITTLE Mimarili İşlemciler</text:span></text:p>
          </draw:text-box>
        </draw:frame>
        <draw:frame presentation:style-name="pr2" draw:text-style-name="P2" draw:layer="layout" svg:width="16.634cm" svg:height="1.978cm" svg:x="1.908cm" svg:y="16.746cm" presentation:class="subtitle" presentation:user-transformed="true">
          <draw:text-box>
            <text:p text:style-name="P1">Serhat Celil İLERİ<text:line-break/><text:span text:style-name="T2">Bilgisayar Mühendis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leneksel İşlemcil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mojen yapı</text:p>
              </text:list-item>
              <text:list-item>
                <text:p>Eş çekirdek frekansı</text:p>
              </text:list-item>
              <text:list-item>
                <text:p>Amaç bazlı tekil iyileştir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bil Cihazların Evrim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er yerdeler!</text:p>
              </text:list-item>
              <text:list-item>
                <text:p>Cebimizde taşıdığımız işlem gücü</text:p>
              </text:list-item>
              <text:list-item>
                <text:p>Her şeyi yapabilsin</text:p>
              </text:list-item>
              <text:list-item>
                <text:p>Hızlı olsun</text:p>
              </text:list-item>
              <text:list-item>
                <text:p>Pili çabuk bitmesin</text:p>
              </text:list-item>
              <text:list-item>
                <text:p>Isınması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g.LITTLE Mimaris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eterojen yapı</text:p>
              </text:list-item>
              <text:list-item>
                <text:p>Kümelenmiş çekirdek yapısı</text:p>
              </text:list-item>
              <text:list-item>
                <text:p>Çok-tip çekirdek</text:p>
              </text:list-item>
              <text:list-item>
                <text:p>Dinamik iyileştir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g + LITTLE = big.LITTL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big</text:span></text:p>
                <text:list>
                  <text:list-item>
                    <text:p><text:span text:style-name="T3">Cortex A15, CortexA57, Cortex A73</text:span></text:p>
                  </text:list-item>
                  <text:list-item>
                    <text:p><text:span text:style-name="T3">Kompleks, out-of-order, multi-issue pipeline</text:span></text:p>
                  </text:list-item>
                  <text:list-item>
                    <text:p><text:span text:style-name="T3">Yüksek Performans</text:span></text:p>
                  </text:list-item>
                </text:list>
              </text:list-item>
              <text:list-item>
                <text:p><text:span text:style-name="T4">LITTLE</text:span></text:p>
                <text:list>
                  <text:list-item>
                    <text:p><text:span text:style-name="T4">Cortex A7, CortexA53</text:span></text:p>
                  </text:list-item>
                  <text:list-item>
                    <text:p><text:span text:style-name="T4">Basit, in-order, 8 aşamalı pipeline</text:span></text:p>
                  </text:list-item>
                  <text:list-item>
                    <text:p><text:span text:style-name="T4">Düşük enerji tüketim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ynı Mimari Farklı Mikro-Mimaril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Cortex A7 (LITTLE) </text:span><text:s/>+ <text:span text:style-name="T3">Cortex A15 (big)</text:span></text:p>
              </text:list-item>
              <text:list-item>
                <text:p><text:span text:style-name="T4">Cortex A53 (LITTLE)</text:span> + <text:span text:style-name="T3">Cortex A57 (big)</text:span></text:p>
              </text:list-item>
              <text:list-item>
                <text:p><text:span text:style-name="T4">Cortex A53 (LITTLE)</text:span><text:span text:style-name="T3"> </text:span><text:span text:style-name="T5">+</text:span><text:span text:style-name="T3"> Cortex A73 (big)</text:span></text:p>
                <text:p><text:span text:style-name="T3"/></text:p>
                <text:p><text:span text:style-name="T5">Mimari : ARMv7A Komut Seti Mimarisi (ISA)</text:span></text:p>
                <text:p><text:span text:style-name="T5">Mikro-mimari : </text:span></text:p>
                <text:list>
                  <text:list-item>
                    <text:p><text:span text:style-name="T4">LITTLE</text:span><text:span text:style-name="T5"> : Güç tüketimini düşürmeye yönelik</text:span></text:p>
                  </text:list-item>
                  <text:list-item>
                    <text:p><text:span text:style-name="T3">big</text:span><text:span text:style-name="T5"> : İşlem gücünü artırmaya yöneli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g.LITTLE Mimarisinde Yazılım Koşturma Modeller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İş paylaşımı yapılmalı</text:p>
                <text:p>Ama nasıl?</text:p>
                <text:p/>
              </text:list-header>
              <text:list-item>
                <text:p>Küme Göçü (Cluster Migration)</text:p>
              </text:list-item>
              <text:list-item>
                <text:p>CPU Göçü (CPU Migration)</text:p>
              </text:list-item>
              <text:list-item>
                <text:p>Küresel Görev Zamanlama<text:span text:style-name="T6"> (Global Task Scheduling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üme Göçü</text:p>
          </draw:text-box>
        </draw:frame>
        <draw:custom-shape draw:style-name="gr2" draw:text-style-name="P4" draw:layer="layout" svg:width="4.064cm" svg:height="14.478cm" svg:x="6.604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62cm" svg:height="14.478cm" svg:x="13.716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032cm" svg:height="2.794cm" svg:x="7.62cm" svg:y="5.842cm">
          <text:p text:style-name="P5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224cm" svg:height="2.794cm" svg:x="14.35cm" svg:y="5.842cm">
          <text:p text:style-name="P5"><text:span text:style-name="T7">2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0.502cm" svg:height="1.187cm" svg:x="17.526cm" svg:y="10.16cm">
          <draw:text-box>
            <text:p/>
          </draw:text-box>
        </draw:frame>
        <draw:custom-shape draw:style-name="gr4" draw:text-style-name="P6" draw:layer="layout" svg:width="2.032cm" svg:height="2.794cm" svg:x="7.62cm" svg:y="9.144cm">
          <text:p text:style-name="P5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032cm" svg:height="2.794cm" svg:x="7.62cm" svg:y="12.446cm">
          <text:p text:style-name="P5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032cm" svg:height="2.794cm" svg:x="7.62cm" svg:y="15.748cm">
          <text:p text:style-name="P5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224cm" svg:height="2.794cm" svg:x="14.35cm" svg:y="9.144cm">
          <text:p text:style-name="P5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224cm" svg:height="2.794cm" svg:x="14.35cm" svg:y="12.446cm">
          <text:p text:style-name="P5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224cm" svg:height="2.794cm" svg:x="14.35cm" svg:y="15.748cm">
          <text:p text:style-name="P5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778cm" svg:height="0.762cm" svg:x="11.43cm" svg:y="11.6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PU Göçü</text:p>
          </draw:text-box>
        </draw:frame>
        <draw:custom-shape draw:style-name="gr8" draw:text-style-name="P11" draw:layer="layout" svg:width="13.462cm" svg:height="3.302cm" svg:x="7.366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032cm" svg:height="2.794cm" svg:x="7.62cm" svg:y="5.842cm">
          <text:p text:style-name="P5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6.224cm" svg:height="2.794cm" svg:x="14.35cm" svg:y="5.842cm">
          <text:p text:style-name="P5"><text:span text:style-name="T7">1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0.502cm" svg:height="1.187cm" svg:x="17.526cm" svg:y="10.16cm">
          <draw:text-box>
            <text:p/>
          </draw:text-box>
        </draw:frame>
        <draw:custom-shape draw:style-name="gr4" draw:text-style-name="P6" draw:layer="layout" svg:width="2.032cm" svg:height="2.794cm" svg:x="7.62cm" svg:y="9.144cm">
          <text:p text:style-name="P5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032cm" svg:height="2.794cm" svg:x="7.62cm" svg:y="12.446cm">
          <text:p text:style-name="P5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032cm" svg:height="2.794cm" svg:x="7.62cm" svg:y="15.748cm">
          <text:p text:style-name="P5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6.224cm" svg:height="2.794cm" svg:x="14.35cm" svg:y="9.144cm">
          <text:p text:style-name="P5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6.224cm" svg:height="2.794cm" svg:x="14.35cm" svg:y="12.446cm">
          <text:p text:style-name="P5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6.224cm" svg:height="2.794cm" svg:x="14.35cm" svg:y="15.748cm">
          <text:p text:style-name="P5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778cm" svg:height="0.762cm" svg:x="11.176cm" svg:y="7.11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1" draw:layer="layout" svg:width="13.462cm" svg:height="3.302cm" svg:x="7.366cm" svg:y="8.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3.462cm" svg:height="3.302cm" svg:x="7.366cm" svg:y="12.1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3.462cm" svg:height="3.302cm" svg:x="7.366cm" svg:y="15.4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778cm" svg:height="0.762cm" svg:x="11.176cm" svg:y="10.1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9" draw:layer="layout" svg:width="1.778cm" svg:height="0.762cm" svg:x="11.176cm" svg:y="13.4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9" draw:layer="layout" svg:width="1.778cm" svg:height="0.762cm" svg:x="11.122cm" svg:y="16.76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üresel Görev Zamanlama</text:p>
          </draw:text-box>
        </draw:frame>
        <draw:custom-shape draw:style-name="gr4" draw:text-style-name="P6" draw:layer="layout" svg:width="2.032cm" svg:height="2.794cm" svg:x="5.334cm" svg:y="5.842cm">
          <text:p text:style-name="P5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224cm" svg:height="2.794cm" svg:x="18.16cm" svg:y="5.842cm">
          <text:p text:style-name="P5"><text:span text:style-name="T7">5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0.502cm" svg:height="1.187cm" svg:x="21.336cm" svg:y="10.16cm">
          <draw:text-box>
            <text:p/>
          </draw:text-box>
        </draw:frame>
        <draw:custom-shape draw:style-name="gr16" draw:text-style-name="P19" draw:layer="layout" svg:width="2.032cm" svg:height="2.794cm" svg:x="5.334cm" svg:y="9.144cm">
          <text:p text:style-name="P5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032cm" svg:height="2.794cm" svg:x="5.334cm" svg:y="12.446cm">
          <text:p text:style-name="P5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2.032cm" svg:height="2.794cm" svg:x="5.334cm" svg:y="15.748cm">
          <text:p text:style-name="P5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6.224cm" svg:height="2.794cm" svg:x="18.16cm" svg:y="9.144cm">
          <text:p text:style-name="P5"><text:span text:style-name="T7">6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6.224cm" svg:height="2.794cm" svg:x="18.16cm" svg:y="12.446cm">
          <text:p text:style-name="P5"><text:span text:style-name="T7">7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6.224cm" svg:height="2.794cm" svg:x="18.16cm" svg:y="15.748cm">
          <text:p text:style-name="P5"><text:span text:style-name="T7">8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2.032cm" svg:height="1.778cm" svg:x="11.684cm" svg:y="11.481cm">
          <text:p text:style-name="P5"><text:span text:style-name="T8">Görev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2" draw:text-style-name="P25" draw:layer="layout" svg:x1="11.684cm" svg:y1="11.43cm" svg:x2="8.128cm" svg:y2="8.128cm">
          <text:p/>
        </draw:line>
        <draw:line draw:style-name="gr22" draw:text-style-name="P25" draw:layer="layout" svg:x1="11.43cm" svg:y1="12.192cm" svg:x2="8.128cm" svg:y2="11.176cm">
          <text:p/>
        </draw:line>
        <draw:line draw:style-name="gr22" draw:text-style-name="P25" draw:layer="layout" svg:x1="11.43cm" svg:y1="12.954cm" svg:x2="8.128cm" svg:y2="14.478cm">
          <text:p/>
        </draw:line>
        <draw:line draw:style-name="gr22" draw:text-style-name="P25" draw:layer="layout" svg:x1="11.684cm" svg:y1="13.259cm" svg:x2="8.382cm" svg:y2="16.764cm">
          <text:p/>
        </draw:line>
        <draw:line draw:style-name="gr22" draw:text-style-name="P25" draw:layer="layout" svg:x1="13.716cm" svg:y1="11.481cm" svg:x2="17.78cm" svg:y2="8.128cm">
          <text:p/>
        </draw:line>
        <draw:line draw:style-name="gr22" draw:text-style-name="P25" draw:layer="layout" svg:x1="13.97cm" svg:y1="12.192cm" svg:x2="17.526cm" svg:y2="11.176cm">
          <text:p/>
        </draw:line>
        <draw:line draw:style-name="gr22" draw:text-style-name="P25" draw:layer="layout" svg:x1="13.716cm" svg:y1="12.7cm" svg:x2="17.272cm" svg:y2="14.478cm">
          <text:p/>
        </draw:line>
        <draw:line draw:style-name="gr22" draw:text-style-name="P25" draw:layer="layout" svg:x1="13.462cm" svg:y1="13.259cm" svg:x2="17.526cm" svg:y2="17.526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ig.LITTLE Mimarisinde Cache Yönetimi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big ve LITTLE işlemciler arası veri aktarımı</text:p>
                <text:p/>
                <text:p>Cache Tutarlılığı</text:p>
                <text:list>
                  <text:list-item>
                    <text:p>Yazılımsal ? </text:p>
                    <text:list>
                      <text:list-item>
                        <text:p>Ana bellek kullanımı, yavaş, verimsiz güç tüketimi, karmaşık cache yönetim yazılımı</text:p>
                      </text:list-item>
                    </text:list>
                  </text:list-item>
                  <text:list-item>
                    <text:p>Donanımsal ?</text:p>
                    <text:list>
                      <text:list-item>
                        <text:p>Hızlı, tüm çekirdeklere dinamik olarak ayarlanabilir kesme dağıtımı, yazılımla uyumlu</text:p>
                      </text:list-item>
                    </text:list>
                  </text:list-item>
                </text:list>
              </text:list-item>
              <text:list-item>
                <text:p>Önbellek Tutarlılık Ara-bağlantısı (Cache Coherence Interconnec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32">
        <draw:frame presentation:style-name="pr6" draw:text-style-name="P26" draw:layer="layout" svg:width="25.199cm" svg:height="16.255cm" svg:x="1.4cm" svg:y="0.837cm" presentation:class="subtitle">
          <draw:text-box>
            <text:p><text:span text:style-name="T9">TEŞEKKÜR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9T16:15:14.114455781</meta:creation-date>
    <dc:date>2019-08-30T15:22:09.049241830</dc:date>
    <meta:editing-duration>PT48M30S</meta:editing-duration>
    <meta:editing-cycles>7</meta:editing-cycles>
    <meta:generator>LibreOffice/5.2.7.2$Linux_X86_64 LibreOffice_project/20m0$Build-2</meta:generator>
    <meta:document-statistic meta:object-count="112"/>
  </office:meta>
</office:document-meta>
</file>